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0c92e7" officeooo:paragraph-rsid="000c92e7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fo:font-weight="bold" officeooo:rsid="000e2fbf" officeooo:paragraph-rsid="000e2fbf" style:font-size-asian="12.25pt" style:font-weight-asian="bold" style:font-size-complex="14pt" style:font-weight-complex="bold"/>
    </style:style>
    <style:style style:name="P3" style:family="paragraph" style:parent-style-name="Preformatted_20_Text">
      <style:text-properties style:font-name="Liberation Serif" fo:font-size="14pt" fo:font-weight="bold" officeooo:rsid="000ef2d2" officeooo:paragraph-rsid="000ef2d2" style:font-size-asian="12.25pt" style:font-weight-asian="bold" style:font-size-complex="14pt" style:font-weight-complex="bold"/>
    </style:style>
    <style:style style:name="P4" style:family="paragraph" style:parent-style-name="Preformatted_20_Text">
      <style:text-properties style:font-name="Liberation Serif" fo:font-size="14pt" fo:font-weight="bold" officeooo:rsid="001020f2" officeooo:paragraph-rsid="001020f2" style:font-size-asian="12.25pt" style:font-weight-asian="bold" style:font-size-complex="14pt" style:font-weight-complex="bold"/>
    </style:style>
    <style:style style:name="P5" style:family="paragraph" style:parent-style-name="Preformatted_20_Text">
      <style:text-properties style:font-name="Liberation Serif" fo:font-size="14pt" fo:font-weight="normal" officeooo:rsid="000e2fbf" officeooo:paragraph-rsid="000e2fbf" style:font-size-asian="12.25pt" style:font-weight-asian="normal" style:font-size-complex="14pt" style:font-weight-complex="normal"/>
    </style:style>
    <style:style style:name="P6" style:family="paragraph" style:parent-style-name="Preformatted_20_Text">
      <style:text-properties style:font-name="Liberation Serif" fo:font-size="14pt" fo:font-weight="normal" officeooo:rsid="000ef2d2" officeooo:paragraph-rsid="000ef2d2" style:font-size-asian="12.25pt" style:font-weight-asian="normal" style:font-size-complex="14pt" style:font-weight-complex="normal"/>
    </style:style>
    <style:style style:name="P7" style:family="paragraph" style:parent-style-name="Preformatted_20_Text">
      <style:text-properties style:font-name="Liberation Serif" fo:font-size="14pt" fo:font-weight="normal" officeooo:rsid="001020f2" officeooo:paragraph-rsid="001020f2" style:font-size-asian="12.25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f2d2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mo: Docker Storage</text:p>
      <text:p text:style-name="P5">you have 2 different Dockerfile ,</text:p>
      <text:p text:style-name="P5">Dockerfile, Dockerfile2</text:p>
      <text:p text:style-name="P5">You want to build image of Dockerfile2, </text:p>
      <text:p text:style-name="P2">docker build . -f Dockerfile2 -t<text:span text:style-name="T1"> “</text:span><text:span text:style-name="T2">Image_name”</text:span></text:p>
      <text:p text:style-name="P2"><text:span text:style-name="T2"/></text:p>
      <text:p text:style-name="P3"><text:span text:style-name="T1">To see how much docker had utilized the spece of your system ?</text:span></text:p>
      <text:p text:style-name="P3">docker system df</text:p>
      <text:p text:style-name="P6"/>
      <text:p text:style-name="P7">To see all exited stopped containers, images size utilized your disk space or in more details ?</text:p>
      <text:p text:style-name="P4">docker system df -v</text:p>
      <text:p text:style-name="P4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6-07T16:51:16.276626145</dc:date>
    <meta:editing-duration>PT1H16M1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9" meta:word-count="62" meta:character-count="353" meta:non-whitespace-character-count="299"/>
  </office:meta>
</office:document-meta>
</file>